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06C00001A310000025344EA853D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8384ABF7.svm"/>
  <manifest:file-entry manifest:media-type="" manifest:full-path="Object 1/Pictures/2000000D000000DF000000DF2A01F22D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ffffff" svg:stroke-opacity="0%" draw:fill-color="#ffffff" draw:textarea-vertical-align="middle"/>
    </style:style>
    <style:style style:name="gr3" style:family="graphic" style:parent-style-name="Objet_20_sans_20_remplissage_20_ni_20_ligne">
      <style:graphic-properties draw:stroke="none" svg:stroke-color="#ffffff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cm" svg:height="12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rect draw:style-name="gr2" draw:text-style-name="P1" draw:layer="layout" svg:width="7.1cm" svg:height="0.9cm" svg:x="12.3cm" svg:y="9.7cm">
          <text:p/>
        </draw:rect>
        <draw:frame draw:style-name="gr3" draw:text-style-name="P1" draw:layer="layout" svg:width="6.704cm" svg:height="0.594cm" svg:x="12.54cm" svg:y="9.862cm">
          <draw:image xlink:href="Pictures/2000006C00001A310000025344EA853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3:47:07</meta:creation-date>
    <dc:date>2016-10-19T16:58:54</dc:date>
    <dc:creator>Lu Ding</dc:creator>
    <meta:editing-duration>PT9M44S</meta:editing-duration>
    <meta:editing-cycles>5</meta:editing-cycles>
    <meta:generator>OpenOffice/4.1.3$Unix OpenOffice.org_project/413m1$Build-978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tick-marks-minor-inner="false" chart:tick-marks-minor-outer="true" chart:logarithmic="false" chart:minimum="32" chart:maximum="256" chart:interval-major="16" chart:interval-minor-divisor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>
      <style:graphic-properties draw:stroke="dash" draw:stroke-dash="Ultrafine_20_Dashed" svg:stroke-width="0.02cm"/>
    </style:style>
    <style:style style:name="ch6" style:family="chart" style:data-style-name="N8000">
      <style:chart-properties chart:display-label="true" chart:logarithmic="true" chart:minimum="0.01" chart:maximum="2048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>
        <chart:symbol-image xlink:href="Pictures/2000000D000000DF000000DF2A01F22D.svm" xlink:type="simple" xlink:actuate="onLoad"/>
      </style:chart-properties>
      <style:graphic-properties svg:stroke-width="0.02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2cm" svg:stroke-color="#cc0000" draw:fill-color="#cc0000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one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width="0.05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2.001cm" xlink:href="." xlink:type="simple" chart:class="chart:scatter" chart:style-name="ch1">
        <chart:plot-area chart:style-name="ch2" chart:data-source-has-labels="both" svg:x="1.567cm" svg:y="1.095cm" svg:width="17.634cm" svg:height="9.529cm">
          <chartooo:coordinate-region svg:x="2.534cm" svg:y="1.095cm" svg:width="16.4cm" svg:height="8.886cm"/>
          <chart:axis chart:dimension="x" chart:name="primary-x" chart:style-name="ch3" chartooo:axis-type="auto">
            <chart:title svg:x="10.158cm" svg:y="10.864cm" chart:style-name="ch4">
              <text:p>N</text:p>
            </chart:title>
            <chart:categories table:cell-range-address="local-table.$A$2:.$A$257"/>
            <chart:grid chart:style-name="ch5" chart:class="major"/>
          </chart:axis>
          <chart:axis chart:dimension="y" chart:name="primary-y" chart:style-name="ch6">
            <chart:title svg:x="0.451cm" svg:y="6.778cm" chart:style-name="ch7">
              <text:p>time [sec]</text:p>
            </chart:title>
            <chart:grid chart:style-name="ch5" chart:class="major"/>
          </chart:axis>
          <chart:series chart:style-name="ch8" chart:values-cell-range-address="local-table.$C$2:.$C$257" chart:label-cell-address="local-table.$C$1" chart:class="chart:scatter">
            <chart:domain table:cell-range-address="local-table.$B$2:.$B$257"/>
            <chart:data-point chart:repeated="256"/>
          </chart:series>
          <chart:series chart:style-name="ch9" chart:values-cell-range-address="local-table.$D$2:.$D$257" chart:label-cell-address="local-table.$D$1" chart:class="chart:scatter">
            <chart:data-point chart:repeated="256"/>
          </chart:series>
          <chart:series chart:style-name="ch10" chart:values-cell-range-address="local-table.$E$2:.$E$257" chart:label-cell-address="local-table.$E$1" chart:class="chart:scatte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al</text:p>
              </table:table-cell>
              <table:table-cell office:value-type="string">
                <text:p>complex</text:p>
              </table:table-cell>
              <table:table-cell office:value-type="string">
                <text:p>N*log2(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5488750216347">
                <text:p>4.75488750216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11.6096404744368">
                <text:p>11.6096404744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15.5097750043269">
                <text:p>15.5097750043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19.6514844544032">
                <text:p>19.6514844544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999">
                <text:p>0.000999</text:p>
              </table:table-cell>
              <table:table-cell office:value-type="float" office:value="0.002">
                <text:p>0.002</text:p>
              </table:table-cell>
              <table:table-cell office:value-type="float" office:value="28.5293250129808">
                <text:p>28.5293250129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33.2192809488736">
                <text:p>33.2192809488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38.0537478050103">
                <text:p>38.0537478050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43.0195500086539">
                <text:p>43.0195500086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2">
                <text:p>0.002</text:p>
              </table:table-cell>
              <table:table-cell office:value-type="float" office:value="0.002999">
                <text:p>0.002999</text:p>
              </table:table-cell>
              <table:table-cell office:value-type="float" office:value="48.1057163358342">
                <text:p>48.1057163358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53.3029689088064">
                <text:p>53.3029689088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999">
                <text:p>0.001999</text:p>
              </table:table-cell>
              <table:table-cell office:value-type="float" office:value="0.004">
                <text:p>0.004</text:p>
              </table:table-cell>
              <table:table-cell office:value-type="float" office:value="58.6033589341278">
                <text:p>58.6033589341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1999">
                <text:p>0.001999</text:p>
              </table:table-cell>
              <table:table-cell office:value-type="float" office:value="0.004">
                <text:p>0.0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8998">
                <text:p>0.008998</text:p>
              </table:table-cell>
              <table:table-cell office:value-type="float" office:value="0.012998">
                <text:p>0.012998</text:p>
              </table:table-cell>
              <table:table-cell office:value-type="float" office:value="69.4868683012558">
                <text:p>69.4868683012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7999">
                <text:p>0.007999</text:p>
              </table:table-cell>
              <table:table-cell office:value-type="float" office:value="0.011998">
                <text:p>0.011998</text:p>
              </table:table-cell>
              <table:table-cell office:value-type="float" office:value="75.0586500259616">
                <text:p>75.0586500259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1998">
                <text:p>0.011998</text:p>
              </table:table-cell>
              <table:table-cell office:value-type="float" office:value="0.018997">
                <text:p>0.018997</text:p>
              </table:table-cell>
              <table:table-cell office:value-type="float" office:value="80.7106227554281">
                <text:p>80.7106227554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3999">
                <text:p>0.003999</text:p>
              </table:table-cell>
              <table:table-cell office:value-type="float" office:value="0.008999">
                <text:p>0.008999</text:p>
              </table:table-cell>
              <table:table-cell office:value-type="float" office:value="86.4385618977473">
                <text:p>86.438561897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4997">
                <text:p>0.014997</text:p>
              </table:table-cell>
              <table:table-cell office:value-type="float" office:value="0.020997">
                <text:p>0.020997</text:p>
              </table:table-cell>
              <table:table-cell office:value-type="float" office:value="92.238665878354">
                <text:p>92.238665878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4998">
                <text:p>0.014998</text:p>
              </table:table-cell>
              <table:table-cell office:value-type="float" office:value="0.027995">
                <text:p>0.027995</text:p>
              </table:table-cell>
              <table:table-cell office:value-type="float" office:value="98.1074956100205">
                <text:p>98.1074956100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24996">
                <text:p>0.024996</text:p>
              </table:table-cell>
              <table:table-cell office:value-type="float" office:value="0.039994">
                <text:p>0.039994</text:p>
              </table:table-cell>
              <table:table-cell office:value-type="float" office:value="104.041924989311">
                <text:p>104.041924989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4998">
                <text:p>0.014998</text:p>
              </table:table-cell>
              <table:table-cell office:value-type="float" office:value="0.026996">
                <text:p>0.026996</text:p>
              </table:table-cell>
              <table:table-cell office:value-type="float" office:value="110.039100017308">
                <text:p>110.039100017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2998">
                <text:p>0.012998</text:p>
              </table:table-cell>
              <table:table-cell office:value-type="float" office:value="0.021997">
                <text:p>0.021997</text:p>
              </table:table-cell>
              <table:table-cell office:value-type="float" office:value="116.096404744368">
                <text:p>116.096404744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3996">
                <text:p>0.023996</text:p>
              </table:table-cell>
              <table:table-cell office:value-type="float" office:value="0.045993">
                <text:p>0.045993</text:p>
              </table:table-cell>
              <table:table-cell office:value-type="float" office:value="122.211432671668">
                <text:p>122.211432671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30995">
                <text:p>0.030995</text:p>
              </table:table-cell>
              <table:table-cell office:value-type="float" office:value="0.047993">
                <text:p>0.047993</text:p>
              </table:table-cell>
              <table:table-cell office:value-type="float" office:value="128.381962558414">
                <text:p>128.381962558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24997">
                <text:p>0.024997</text:p>
              </table:table-cell>
              <table:table-cell office:value-type="float" office:value="0.047992">
                <text:p>0.047992</text:p>
              </table:table-cell>
              <table:table-cell office:value-type="float" office:value="134.605937817613">
                <text:p>134.605937817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61991">
                <text:p>0.061991</text:p>
              </table:table-cell>
              <table:table-cell office:value-type="float" office:value="0.095985">
                <text:p>0.095985</text:p>
              </table:table-cell>
              <table:table-cell office:value-type="float" office:value="140.8814488587">
                <text:p>140.8814488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31995">
                <text:p>0.031995</text:p>
              </table:table-cell>
              <table:table-cell office:value-type="float" office:value="0.059991">
                <text:p>0.059991</text:p>
              </table:table-cell>
              <table:table-cell office:value-type="float" office:value="147.206717868256">
                <text:p>147.206717868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72989">
                <text:p>0.072989</text:p>
              </table:table-cell>
              <table:table-cell office:value-type="float" office:value="0.122982">
                <text:p>0.122982</text:p>
              </table:table-cell>
              <table:table-cell office:value-type="float" office:value="153.580085621993">
                <text:p>153.5800856219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20997">
                <text:p>0.020997</text:p>
              </table:table-cell>
              <table:table-cell office:value-type="float" office:value="0.046993">
                <text:p>0.04699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58991">
                <text:p>0.058991</text:p>
              </table:table-cell>
              <table:table-cell office:value-type="float" office:value="0.098985">
                <text:p>0.098985</text:p>
              </table:table-cell>
              <table:table-cell office:value-type="float" office:value="166.465005938829">
                <text:p>166.465005938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78988">
                <text:p>0.078988</text:p>
              </table:table-cell>
              <table:table-cell office:value-type="float" office:value="0.142978">
                <text:p>0.142978</text:p>
              </table:table-cell>
              <table:table-cell office:value-type="float" office:value="172.973736602512">
                <text:p>172.9737366025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6499">
                <text:p>0.06499</text:p>
              </table:table-cell>
              <table:table-cell office:value-type="float" office:value="0.101985">
                <text:p>0.101985</text:p>
              </table:table-cell>
              <table:table-cell office:value-type="float" office:value="179.524905593074">
                <text:p>179.524905593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54992">
                <text:p>0.054992</text:p>
              </table:table-cell>
              <table:table-cell office:value-type="float" office:value="0.093985">
                <text:p>0.093985</text:p>
              </table:table-cell>
              <table:table-cell office:value-type="float" office:value="186.117300051923">
                <text:p>186.117300051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76958">
                <text:p>0.276958</text:p>
              </table:table-cell>
              <table:table-cell office:value-type="float" office:value="0.644902">
                <text:p>0.644902</text:p>
              </table:table-cell>
              <table:table-cell office:value-type="float" office:value="192.749774528271">
                <text:p>192.749774528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4983">
                <text:p>0.114983</text:p>
              </table:table-cell>
              <table:table-cell office:value-type="float" office:value="0.211967">
                <text:p>0.211967</text:p>
              </table:table-cell>
              <table:table-cell office:value-type="float" office:value="199.421245510856">
                <text:p>199.421245510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97985">
                <text:p>0.097985</text:p>
              </table:table-cell>
              <table:table-cell office:value-type="float" office:value="0.158976">
                <text:p>0.158976</text:p>
              </table:table-cell>
              <table:table-cell office:value-type="float" office:value="206.130686535628">
                <text:p>206.130686535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75989">
                <text:p>0.075989</text:p>
              </table:table-cell>
              <table:table-cell office:value-type="float" office:value="0.153976">
                <text:p>0.153976</text:p>
              </table:table-cell>
              <table:table-cell office:value-type="float" office:value="212.877123795494">
                <text:p>212.877123795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87941">
                <text:p>0.387941</text:p>
              </table:table-cell>
              <table:table-cell office:value-type="float" office:value="0.891865">
                <text:p>0.891865</text:p>
              </table:table-cell>
              <table:table-cell office:value-type="float" office:value="219.659632189341">
                <text:p>219.659632189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93985">
                <text:p>0.093985</text:p>
              </table:table-cell>
              <table:table-cell office:value-type="float" office:value="0.165975">
                <text:p>0.165975</text:p>
              </table:table-cell>
              <table:table-cell office:value-type="float" office:value="226.477331756708">
                <text:p>226.477331756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6696">
                <text:p>0.26696</text:p>
              </table:table-cell>
              <table:table-cell office:value-type="float" office:value="0.433934">
                <text:p>0.433934</text:p>
              </table:table-cell>
              <table:table-cell office:value-type="float" office:value="233.32938445219">
                <text:p>233.329384452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16982">
                <text:p>0.116982</text:p>
              </table:table-cell>
              <table:table-cell office:value-type="float" office:value="0.219967">
                <text:p>0.219967</text:p>
              </table:table-cell>
              <table:table-cell office:value-type="float" office:value="240.214991220041">
                <text:p>240.2149912200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38979">
                <text:p>0.138979</text:p>
              </table:table-cell>
              <table:table-cell office:value-type="float" office:value="0.223966">
                <text:p>0.223966</text:p>
              </table:table-cell>
              <table:table-cell office:value-type="float" office:value="247.133389334835">
                <text:p>247.133389334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30964999999999">
                <text:p>0.230964999999999</text:p>
              </table:table-cell>
              <table:table-cell office:value-type="float" office:value="0.423936">
                <text:p>0.423936</text:p>
              </table:table-cell>
              <table:table-cell office:value-type="float" office:value="254.083849978623">
                <text:p>254.0838499786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49946999999999">
                <text:p>0.349946999999999</text:p>
              </table:table-cell>
              <table:table-cell office:value-type="float" office:value="0.613906">
                <text:p>0.613906</text:p>
              </table:table-cell>
              <table:table-cell office:value-type="float" office:value="261.065676028849">
                <text:p>261.0656760288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44978">
                <text:p>0.144978</text:p>
              </table:table-cell>
              <table:table-cell office:value-type="float" office:value="0.263960000000001">
                <text:p>0.263960000000001</text:p>
              </table:table-cell>
              <table:table-cell office:value-type="float" office:value="268.078200034616">
                <text:p>268.078200034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72974">
                <text:p>0.172974</text:p>
              </table:table-cell>
              <table:table-cell office:value-type="float" office:value="0.281957">
                <text:p>0.281957</text:p>
              </table:table-cell>
              <table:table-cell office:value-type="float" office:value="275.120782361645">
                <text:p>275.120782361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61975">
                <text:p>0.161975</text:p>
              </table:table-cell>
              <table:table-cell office:value-type="float" office:value="0.290956">
                <text:p>0.290956</text:p>
              </table:table-cell>
              <table:table-cell office:value-type="float" office:value="282.192809488736">
                <text:p>282.192809488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98954999999999">
                <text:p>0.298954999999999</text:p>
              </table:table-cell>
              <table:table-cell office:value-type="float" office:value="0.517920999999999">
                <text:p>0.517920999999999</text:p>
              </table:table-cell>
              <table:table-cell office:value-type="float" office:value="289.293692440546">
                <text:p>289.2936924405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89971000000002">
                <text:p>0.189971000000002</text:p>
              </table:table-cell>
              <table:table-cell office:value-type="float" office:value="0.357945999999998">
                <text:p>0.357945999999998</text:p>
              </table:table-cell>
              <table:table-cell office:value-type="float" office:value="296.422865343337">
                <text:p>296.422865343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53916000000001">
                <text:p>0.553916000000001</text:p>
              </table:table-cell>
              <table:table-cell office:value-type="float" office:value="0.979851">
                <text:p>0.979851</text:p>
              </table:table-cell>
              <table:table-cell office:value-type="float" office:value="303.57978409185">
                <text:p>303.57978409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9797">
                <text:p>0.19797</text:p>
              </table:table-cell>
              <table:table-cell office:value-type="float" office:value="0.357946">
                <text:p>0.357946</text:p>
              </table:table-cell>
              <table:table-cell office:value-type="float" office:value="310.763925116827">
                <text:p>310.763925116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70959">
                <text:p>0.270959</text:p>
              </table:table-cell>
              <table:table-cell office:value-type="float" office:value="0.488926000000001">
                <text:p>0.488926000000001</text:p>
              </table:table-cell>
              <table:table-cell office:value-type="float" office:value="317.974784243856">
                <text:p>317.974784243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10967999999999">
                <text:p>0.210967999999999</text:p>
              </table:table-cell>
              <table:table-cell office:value-type="float" office:value="0.421935000000001">
                <text:p>0.421935000000001</text:p>
              </table:table-cell>
              <table:table-cell office:value-type="float" office:value="325.211875635226">
                <text:p>325.211875635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33934000000001">
                <text:p>0.433934000000001</text:p>
              </table:table-cell>
              <table:table-cell office:value-type="float" office:value="0.762884">
                <text:p>0.762884</text:p>
              </table:table-cell>
              <table:table-cell office:value-type="float" office:value="332.47473080739">
                <text:p>332.47473080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26920000000002">
                <text:p>0.526920000000002</text:p>
              </table:table-cell>
              <table:table-cell office:value-type="float" office:value="0.971851999999998">
                <text:p>0.971851999999998</text:p>
              </table:table-cell>
              <table:table-cell office:value-type="float" office:value="339.762897717399">
                <text:p>339.762897717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35872999999999">
                <text:p>0.835872999999999</text:p>
              </table:table-cell>
              <table:table-cell office:value-type="float" office:value="1.492773">
                <text:p>1.492773</text:p>
              </table:table-cell>
              <table:table-cell office:value-type="float" office:value="347.075939912349">
                <text:p>347.0759399123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7959999999999">
                <text:p>0.267959999999999</text:p>
              </table:table-cell>
              <table:table-cell office:value-type="float" office:value="0.494924000000001">
                <text:p>0.494924000000001</text:p>
              </table:table-cell>
              <table:table-cell office:value-type="float" office:value="354.413435736511">
                <text:p>354.413435736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8178999999999">
                <text:p>1.38178999999999</text:p>
              </table:table-cell>
              <table:table-cell office:value-type="float" office:value="2.967549">
                <text:p>2.967549</text:p>
              </table:table-cell>
              <table:table-cell office:value-type="float" office:value="361.774977591336">
                <text:p>361.774977591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75897000000003">
                <text:p>0.675897000000003</text:p>
              </table:table-cell>
              <table:table-cell office:value-type="float" office:value="1.233812">
                <text:p>1.233812</text:p>
              </table:table-cell>
              <table:table-cell office:value-type="float" office:value="369.160171243986">
                <text:p>369.160171243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75941999999998">
                <text:p>0.375941999999998</text:p>
              </table:table-cell>
              <table:table-cell office:value-type="float" office:value="0.612907">
                <text:p>0.612907</text:p>
              </table:table-cell>
              <table:table-cell office:value-type="float" office:value="376.568635180495">
                <text:p>376.568635180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22967000000001">
                <text:p>0.222967000000001</text:p>
              </table:table-cell>
              <table:table-cell office:value-type="float" office:value="0.625904999999999">
                <text:p>0.62590499999999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44932000000001">
                <text:p>0.444932000000001</text:p>
              </table:table-cell>
              <table:table-cell office:value-type="float" office:value="0.78688">
                <text:p>0.78688</text:p>
              </table:table-cell>
              <table:table-cell office:value-type="float" office:value="391.45390784685">
                <text:p>391.453907846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12938">
                <text:p>0.412938</text:p>
              </table:table-cell>
              <table:table-cell office:value-type="float" office:value="0.78988">
                <text:p>0.78988</text:p>
              </table:table-cell>
              <table:table-cell office:value-type="float" office:value="398.930011877658">
                <text:p>398.930011877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70792">
                <text:p>1.370792</text:p>
              </table:table-cell>
              <table:table-cell office:value-type="float" office:value="2.45762599999999">
                <text:p>2.45762599999999</text:p>
              </table:table-cell>
              <table:table-cell office:value-type="float" office:value="406.427975760671">
                <text:p>406.427975760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1906000000005">
                <text:p>0.611906000000005</text:p>
              </table:table-cell>
              <table:table-cell office:value-type="float" office:value="1.14682599999999">
                <text:p>1.14682599999999</text:p>
              </table:table-cell>
              <table:table-cell office:value-type="float" office:value="413.947473205023">
                <text:p>413.9474732050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52871">
                <text:p>0.852871</text:p>
              </table:table-cell>
              <table:table-cell office:value-type="float" office:value="1.51876899999999">
                <text:p>1.51876899999999</text:p>
              </table:table-cell>
              <table:table-cell office:value-type="float" office:value="421.488187517694">
                <text:p>421.488187517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4925000000002">
                <text:p>0.494925000000002</text:p>
              </table:table-cell>
              <table:table-cell office:value-type="float" office:value="0.866867999999997">
                <text:p>0.866867999999997</text:p>
              </table:table-cell>
              <table:table-cell office:value-type="float" office:value="429.049811186148">
                <text:p>429.049811186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874715">
                <text:p>1.874715</text:p>
              </table:table-cell>
              <table:table-cell office:value-type="float" office:value="3.31149599999999">
                <text:p>3.31149599999999</text:p>
              </table:table-cell>
              <table:table-cell office:value-type="float" office:value="436.632045484832">
                <text:p>436.6320454848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79926999999996">
                <text:p>0.479926999999996</text:p>
              </table:table-cell>
              <table:table-cell office:value-type="float" office:value="0.971853000000003">
                <text:p>0.971853000000003</text:p>
              </table:table-cell>
              <table:table-cell office:value-type="float" office:value="444.234600103846">
                <text:p>444.234600103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52261599999999">
                <text:p>2.52261599999999</text:p>
              </table:table-cell>
              <table:table-cell office:value-type="float" office:value="5.250202">
                <text:p>5.250202</text:p>
              </table:table-cell>
              <table:table-cell office:value-type="float" office:value="451.857192798241">
                <text:p>451.857192798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84456799999999">
                <text:p>2.84456799999999</text:p>
              </table:table-cell>
              <table:table-cell office:value-type="float" office:value="5.55515499999999">
                <text:p>5.55515499999999</text:p>
              </table:table-cell>
              <table:table-cell office:value-type="float" office:value="459.499549056542">
                <text:p>459.499549056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00909000000001">
                <text:p>0.600909000000001</text:p>
              </table:table-cell>
              <table:table-cell office:value-type="float" office:value="1.073836">
                <text:p>1.073836</text:p>
              </table:table-cell>
              <table:table-cell office:value-type="float" office:value="467.161401787191">
                <text:p>467.1614017871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89865">
                <text:p>0.889865</text:p>
              </table:table-cell>
              <table:table-cell office:value-type="float" office:value="1.680745">
                <text:p>1.680745</text:p>
              </table:table-cell>
              <table:table-cell office:value-type="float" office:value="474.842491021713">
                <text:p>474.8424910217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35889">
                <text:p>0.735889</text:p>
              </table:table-cell>
              <table:table-cell office:value-type="float" office:value="1.352794">
                <text:p>1.352794</text:p>
              </table:table-cell>
              <table:table-cell office:value-type="float" office:value="482.542563633507">
                <text:p>482.542563633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74897999999999">
                <text:p>0.674897999999999</text:p>
              </table:table-cell>
              <table:table-cell office:value-type="float" office:value="1.289804">
                <text:p>1.289804</text:p>
              </table:table-cell>
              <table:table-cell office:value-type="float" office:value="490.261373071255">
                <text:p>490.261373071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809573">
                <text:p>2.809573</text:p>
              </table:table-cell>
              <table:table-cell office:value-type="float" office:value="4.97424399999999">
                <text:p>4.97424399999999</text:p>
              </table:table-cell>
              <table:table-cell office:value-type="float" office:value="497.998679105991">
                <text:p>497.998679105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55900000000003">
                <text:p>0.655900000000003</text:p>
              </table:table-cell>
              <table:table-cell office:value-type="float" office:value="1.608756">
                <text:p>1.608756</text:p>
              </table:table-cell>
              <table:table-cell office:value-type="float" office:value="505.754247590989">
                <text:p>505.754247590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01878000000002">
                <text:p>0.801878000000002</text:p>
              </table:table-cell>
              <table:table-cell office:value-type="float" office:value="1.39478799999999">
                <text:p>1.39478799999999</text:p>
              </table:table-cell>
              <table:table-cell office:value-type="float" office:value="513.527850233655">
                <text:p>513.527850233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93940099999998">
                <text:p>3.93940099999998</text:p>
              </table:table-cell>
              <table:table-cell office:value-type="float" office:value="7.734823">
                <text:p>7.734823</text:p>
              </table:table-cell>
              <table:table-cell office:value-type="float" office:value="521.319264378683">
                <text:p>521.3192643786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36848799999999">
                <text:p>3.36848799999999</text:p>
              </table:table-cell>
              <table:table-cell office:value-type="float" office:value="5.98708999999999">
                <text:p>5.98708999999999</text:p>
              </table:table-cell>
              <table:table-cell office:value-type="float" office:value="529.128272801795">
                <text:p>529.128272801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16891000000004">
                <text:p>0.716891000000004</text:p>
              </table:table-cell>
              <table:table-cell office:value-type="float" office:value="1.39178799999999">
                <text:p>1.39178799999999</text:p>
              </table:table-cell>
              <table:table-cell office:value-type="float" office:value="536.954663513416">
                <text:p>536.954663513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378399999999">
                <text:p>1.42378399999999</text:p>
              </table:table-cell>
              <table:table-cell office:value-type="float" office:value="2.581607">
                <text:p>2.581607</text:p>
              </table:table-cell>
              <table:table-cell office:value-type="float" office:value="544.798229571705">
                <text:p>544.79822957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35664199999999">
                <text:p>2.35664199999999</text:p>
              </table:table-cell>
              <table:table-cell office:value-type="float" office:value="4.201361">
                <text:p>4.201361</text:p>
              </table:table-cell>
              <table:table-cell office:value-type="float" office:value="552.65876890438">
                <text:p>552.658768904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911709">
                <text:p>1.911709</text:p>
              </table:table-cell>
              <table:table-cell office:value-type="float" office:value="3.513466">
                <text:p>3.513466</text:p>
              </table:table-cell>
              <table:table-cell office:value-type="float" office:value="560.536084138839">
                <text:p>560.536084138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00884599999999">
                <text:p>1.00884599999999</text:p>
              </table:table-cell>
              <table:table-cell office:value-type="float" office:value="2.176669">
                <text:p>2.176669</text:p>
              </table:table-cell>
              <table:table-cell office:value-type="float" office:value="568.429982440082">
                <text:p>568.4299824400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41732799999999">
                <text:p>4.41732799999999</text:p>
              </table:table-cell>
              <table:table-cell office:value-type="float" office:value="8.00778299999998">
                <text:p>8.00778299999998</text:p>
              </table:table-cell>
              <table:table-cell office:value-type="float" office:value="576.340275356009">
                <text:p>576.340275356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17282199999999">
                <text:p>1.17282199999999</text:p>
              </table:table-cell>
              <table:table-cell office:value-type="float" office:value="2.590606">
                <text:p>2.590606</text:p>
              </table:table-cell>
              <table:table-cell office:value-type="float" office:value="584.266778669671">
                <text:p>584.266778669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19681799999997">
                <text:p>1.19681799999997</text:p>
              </table:table-cell>
              <table:table-cell office:value-type="float" office:value="2.287653">
                <text:p>2.287653</text:p>
              </table:table-cell>
              <table:table-cell office:value-type="float" office:value="592.209312258081">
                <text:p>592.2093122580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80572599999999">
                <text:p>1.80572599999999</text:p>
              </table:table-cell>
              <table:table-cell office:value-type="float" office:value="3.570457">
                <text:p>3.570457</text:p>
              </table:table-cell>
              <table:table-cell office:value-type="float" office:value="600.167699957245">
                <text:p>600.167699957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42263099999999">
                <text:p>2.42263099999999</text:p>
              </table:table-cell>
              <table:table-cell office:value-type="float" office:value="4.60829900000001">
                <text:p>4.60829900000001</text:p>
              </table:table-cell>
              <table:table-cell office:value-type="float" office:value="608.141769433047">
                <text:p>608.141769433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11452699999998">
                <text:p>3.11452699999998</text:p>
              </table:table-cell>
              <table:table-cell office:value-type="float" office:value="6.016086">
                <text:p>6.016086</text:p>
              </table:table-cell>
              <table:table-cell office:value-type="float" office:value="616.131352057698">
                <text:p>616.1313520576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083683">
                <text:p>2.083683</text:p>
              </table:table-cell>
              <table:table-cell office:value-type="float" office:value="4.01838999999998">
                <text:p>4.01838999999998</text:p>
              </table:table-cell>
              <table:table-cell office:value-type="float" office:value="624.13628279144">
                <text:p>624.13628279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22581299999998">
                <text:p>1.22581299999998</text:p>
              </table:table-cell>
              <table:table-cell office:value-type="float" office:value="3.08453199999999">
                <text:p>3.08453199999999</text:p>
              </table:table-cell>
              <table:table-cell office:value-type="float" office:value="632.156400069231">
                <text:p>632.1564000692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54900500000002">
                <text:p>6.54900500000002</text:p>
              </table:table-cell>
              <table:table-cell office:value-type="float" office:value="12.4711039999999">
                <text:p>12.4711039999999</text:p>
              </table:table-cell>
              <table:table-cell office:value-type="float" office:value="640.191545692151">
                <text:p>640.191545692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34179599999998">
                <text:p>1.34179599999998</text:p>
              </table:table-cell>
              <table:table-cell office:value-type="float" office:value="2.628601">
                <text:p>2.628601</text:p>
              </table:table-cell>
              <table:table-cell office:value-type="float" office:value="648.241564723291">
                <text:p>648.2415647232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62475299999999">
                <text:p>1.62475299999999</text:p>
              </table:table-cell>
              <table:table-cell office:value-type="float" office:value="3.43047799999999">
                <text:p>3.43047799999999</text:p>
              </table:table-cell>
              <table:table-cell office:value-type="float" office:value="656.306305387881">
                <text:p>656.3063053878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31979999999998">
                <text:p>1.31979999999998</text:p>
              </table:table-cell>
              <table:table-cell office:value-type="float" office:value="2.82957000000001">
                <text:p>2.82957000000001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684832">
                <text:p>7.684832</text:p>
              </table:table-cell>
              <table:table-cell office:value-type="float" office:value="14.978723">
                <text:p>14.978723</text:p>
              </table:table-cell>
              <table:table-cell office:value-type="float" office:value="672.479359757931">
                <text:p>672.4793597579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24965800000001">
                <text:p>2.24965800000001</text:p>
              </table:table-cell>
              <table:table-cell office:value-type="float" office:value="4.67128899999997">
                <text:p>4.67128899999997</text:p>
              </table:table-cell>
              <table:table-cell office:value-type="float" office:value="680.587384881093">
                <text:p>680.5873848810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26474300000001">
                <text:p>8.26474300000001</text:p>
              </table:table-cell>
              <table:table-cell office:value-type="float" office:value="16.3045219999999">
                <text:p>16.3045219999999</text:p>
              </table:table-cell>
              <table:table-cell office:value-type="float" office:value="688.709554299872">
                <text:p>688.709554299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67374599999999">
                <text:p>1.67374599999999</text:p>
              </table:table-cell>
              <table:table-cell office:value-type="float" office:value="3.71143399999999">
                <text:p>3.71143399999999</text:p>
              </table:table-cell>
              <table:table-cell office:value-type="float" office:value="696.845730686674">
                <text:p>696.845730686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32664699999998">
                <text:p>2.32664699999998</text:p>
              </table:table-cell>
              <table:table-cell office:value-type="float" office:value="5.25920100000001">
                <text:p>5.25920100000001</text:p>
              </table:table-cell>
              <table:table-cell office:value-type="float" office:value="704.995779354943">
                <text:p>704.9957793549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89125700000005">
                <text:p>4.89125700000005</text:p>
              </table:table-cell>
              <table:table-cell office:value-type="float" office:value="9.59553999999997">
                <text:p>9.59553999999997</text:p>
              </table:table-cell>
              <table:table-cell office:value-type="float" office:value="713.159568183699">
                <text:p>713.1595681836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.06347">
                <text:p>10.06347</text:p>
              </table:table-cell>
              <table:table-cell office:value-type="float" office:value="19.1680859999999">
                <text:p>19.1680859999999</text:p>
              </table:table-cell>
              <table:table-cell office:value-type="float" office:value="721.336967544923">
                <text:p>721.3369675449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91170900000003">
                <text:p>1.91170900000003</text:p>
              </table:table-cell>
              <table:table-cell office:value-type="float" office:value="3.62045">
                <text:p>3.62045</text:p>
              </table:table-cell>
              <table:table-cell office:value-type="float" office:value="729.527850233655">
                <text:p>729.5278502336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87549899999999">
                <text:p>9.87549899999999</text:p>
              </table:table-cell>
              <table:table-cell office:value-type="float" office:value="19.4400449999999">
                <text:p>19.4400449999999</text:p>
              </table:table-cell>
              <table:table-cell office:value-type="float" office:value="737.732091400685">
                <text:p>737.7320914006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22466100000002">
                <text:p>2.22466100000002</text:p>
              </table:table-cell>
              <table:table-cell office:value-type="float" office:value="4.727282">
                <text:p>4.727282</text:p>
              </table:table-cell>
              <table:table-cell office:value-type="float" office:value="745.949568487713">
                <text:p>745.949568487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22174999999998">
                <text:p>8.22174999999998</text:p>
              </table:table-cell>
              <table:table-cell office:value-type="float" office:value="20.437893">
                <text:p>20.437893</text:p>
              </table:table-cell>
              <table:table-cell office:value-type="float" office:value="754.180161164862">
                <text:p>754.1801611648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93570500000004">
                <text:p>1.93570500000004</text:p>
              </table:table-cell>
              <table:table-cell office:value-type="float" office:value="5.65713999999997">
                <text:p>5.65713999999997</text:p>
              </table:table-cell>
              <table:table-cell office:value-type="float" office:value="762.423751270452">
                <text:p>762.423751270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8911919999999">
                <text:p>11.8911919999999</text:p>
              </table:table-cell>
              <table:table-cell office:value-type="float" office:value="22.6895499999999">
                <text:p>22.6895499999999</text:p>
              </table:table-cell>
              <table:table-cell office:value-type="float" office:value="770.680222752916">
                <text:p>770.6802227529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38448599999998">
                <text:p>3.38448599999998</text:p>
              </table:table-cell>
              <table:table-cell office:value-type="float" office:value="6.92994600000002">
                <text:p>6.92994600000002</text:p>
              </table:table-cell>
              <table:table-cell office:value-type="float" office:value="778.949461614781">
                <text:p>778.9494616147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11137500000001">
                <text:p>4.11137500000001</text:p>
              </table:table-cell>
              <table:table-cell office:value-type="float" office:value="8.25374599999997">
                <text:p>8.25374599999997</text:p>
              </table:table-cell>
              <table:table-cell office:value-type="float" office:value="787.231355858603">
                <text:p>787.2313558586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226357">
                <text:p>4.226357</text:p>
              </table:table-cell>
              <table:table-cell office:value-type="float" office:value="8.42771900000002">
                <text:p>8.42771900000002</text:p>
              </table:table-cell>
              <table:table-cell office:value-type="float" office:value="795.525795434798">
                <text:p>795.5257954347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72658599999999">
                <text:p>2.72658599999999</text:p>
              </table:table-cell>
              <table:table-cell office:value-type="float" office:value="5.92709899999999">
                <text:p>5.92709899999999</text:p>
              </table:table-cell>
              <table:table-cell office:value-type="float" office:value="803.832672191258">
                <text:p>803.832672191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39487600000001">
                <text:p>7.39487600000001</text:p>
              </table:table-cell>
              <table:table-cell office:value-type="float" office:value="14.323822">
                <text:p>14.323822</text:p>
              </table:table-cell>
              <table:table-cell office:value-type="float" office:value="812.151879824697">
                <text:p>812.1518798246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96439700000001">
                <text:p>3.96439700000001</text:p>
              </table:table-cell>
              <table:table-cell office:value-type="float" office:value="8.18275599999998">
                <text:p>8.18275599999998</text:p>
              </table:table-cell>
              <table:table-cell office:value-type="float" office:value="820.483313833645">
                <text:p>820.483313833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39163699999994">
                <text:p>2.39163699999994</text:p>
              </table:table-cell>
              <table:table-cell office:value-type="float" office:value="5.63714200000004">
                <text:p>5.63714200000004</text:p>
              </table:table-cell>
              <table:table-cell office:value-type="float" office:value="828.826871473022">
                <text:p>828.8268714730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620449">
                <text:p>3.620449</text:p>
              </table:table-cell>
              <table:table-cell office:value-type="float" office:value="8.36672799999996">
                <text:p>8.36672799999996</text:p>
              </table:table-cell>
              <table:table-cell office:value-type="float" office:value="837.182451710226">
                <text:p>837.1824517102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2679829999999">
                <text:p>13.2679829999999</text:p>
              </table:table-cell>
              <table:table-cell office:value-type="float" office:value="27.1558709999999">
                <text:p>27.1558709999999</text:p>
              </table:table-cell>
              <table:table-cell office:value-type="float" office:value="845.549955182672">
                <text:p>845.549955182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755213">
                <text:p>11.755213</text:p>
              </table:table-cell>
              <table:table-cell office:value-type="float" office:value="29.066581">
                <text:p>29.066581</text:p>
              </table:table-cell>
              <table:table-cell office:value-type="float" office:value="853.929284156727">
                <text:p>853.9292841567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48416600000007">
                <text:p>5.48416600000007</text:p>
              </table:table-cell>
              <table:table-cell office:value-type="float" office:value="10.8643479999999">
                <text:p>10.8643479999999</text:p>
              </table:table-cell>
              <table:table-cell office:value-type="float" office:value="862.320342487973">
                <text:p>862.3203424879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56845699999996">
                <text:p>3.56845699999996</text:p>
              </table:table-cell>
              <table:table-cell office:value-type="float" office:value="7.69682999999997">
                <text:p>7.69682999999997</text:p>
              </table:table-cell>
              <table:table-cell office:value-type="float" office:value="870.723035582761">
                <text:p>870.723035582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86641200000008">
                <text:p>3.86641200000008</text:p>
              </table:table-cell>
              <table:table-cell office:value-type="float" office:value="6.45401900000001">
                <text:p>6.45401900000001</text:p>
              </table:table-cell>
              <table:table-cell office:value-type="float" office:value="879.13727036099">
                <text:p>879.13727036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.365512">
                <text:p>16.365512</text:p>
              </table:table-cell>
              <table:table-cell office:value-type="float" office:value="27.7897759999999">
                <text:p>27.7897759999999</text:p>
              </table:table-cell>
              <table:table-cell office:value-type="float" office:value="887.562955220065">
                <text:p>887.5629552200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850414">
                <text:p>3.850414</text:p>
              </table:table-cell>
              <table:table-cell office:value-type="float" office:value="12.2531379999999">
                <text:p>12.253137999999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17675699999995">
                <text:p>8.17675699999995</text:p>
              </table:table-cell>
              <table:table-cell office:value-type="float" office:value="15.466649">
                <text:p>15.466649</text:p>
              </table:table-cell>
              <table:table-cell office:value-type="float" office:value="904.4483159496">
                <text:p>904.4483159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.79742199999998">
                <text:p>3.79742199999998</text:p>
              </table:table-cell>
              <table:table-cell office:value-type="float" office:value="7.82781099999999">
                <text:p>7.82781099999999</text:p>
              </table:table-cell>
              <table:table-cell office:value-type="float" office:value="912.907815693699">
                <text:p>912.907815693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.6537079999999">
                <text:p>21.6537079999999</text:p>
              </table:table-cell>
              <table:table-cell office:value-type="float" office:value="41.393708">
                <text:p>41.393708</text:p>
              </table:table-cell>
              <table:table-cell office:value-type="float" office:value="921.378413201406">
                <text:p>921.3784132014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05838299999993">
                <text:p>4.05838299999993</text:p>
              </table:table-cell>
              <table:table-cell office:value-type="float" office:value="8.18575599999996">
                <text:p>8.18575599999996</text:p>
              </table:table-cell>
              <table:table-cell office:value-type="float" office:value="929.860023755316">
                <text:p>929.860023755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06507799999997">
                <text:p>6.06507799999997</text:p>
              </table:table-cell>
              <table:table-cell office:value-type="float" office:value="12.049167">
                <text:p>12.049167</text:p>
              </table:table-cell>
              <table:table-cell office:value-type="float" office:value="938.352563921658">
                <text:p>938.352563921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.376118">
                <text:p>12.376118</text:p>
              </table:table-cell>
              <table:table-cell office:value-type="float" office:value="23.383446">
                <text:p>23.383446</text:p>
              </table:table-cell>
              <table:table-cell office:value-type="float" office:value="946.855951521341">
                <text:p>946.855951521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46916799999996">
                <text:p>5.46916799999996</text:p>
              </table:table-cell>
              <table:table-cell office:value-type="float" office:value="11.411266">
                <text:p>11.411266</text:p>
              </table:table-cell>
              <table:table-cell office:value-type="float" office:value="955.370105601862">
                <text:p>955.3701056018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05607899999995">
                <text:p>6.05607899999995</text:p>
              </table:table-cell>
              <table:table-cell office:value-type="float" office:value="11.760212">
                <text:p>11.760212</text:p>
              </table:table-cell>
              <table:table-cell office:value-type="float" office:value="963.894946410046">
                <text:p>963.8949464100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4.170326">
                <text:p>24.170326</text:p>
              </table:table-cell>
              <table:table-cell office:value-type="float" office:value="42.6515169999998">
                <text:p>42.6515169999998</text:p>
              </table:table-cell>
              <table:table-cell office:value-type="float" office:value="972.430395365592">
                <text:p>972.4303953655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16191099999991">
                <text:p>7.16191099999991</text:p>
              </table:table-cell>
              <table:table-cell office:value-type="float" office:value="13.649926">
                <text:p>13.649926</text:p>
              </table:table-cell>
              <table:table-cell office:value-type="float" office:value="980.976375035388">
                <text:p>980.9763750353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5.381142">
                <text:p>25.381142</text:p>
              </table:table-cell>
              <table:table-cell office:value-type="float" office:value="43.8283359999998">
                <text:p>43.8283359999998</text:p>
              </table:table-cell>
              <table:table-cell office:value-type="float" office:value="989.532809108568">
                <text:p>989.5328091085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70028499999989">
                <text:p>4.70028499999989</text:p>
              </table:table-cell>
              <table:table-cell office:value-type="float" office:value="9.35457800000017">
                <text:p>9.35457800000017</text:p>
              </table:table-cell>
              <table:table-cell office:value-type="float" office:value="998.099622372295">
                <text:p>998.0996223722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790207">
                <text:p>11.790207</text:p>
              </table:table-cell>
              <table:table-cell office:value-type="float" office:value="22.3036099999999">
                <text:p>22.3036099999999</text:p>
              </table:table-cell>
              <table:table-cell office:value-type="float" office:value="1006.67674068823">
                <text:p>1006.676740688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6.7324559999999">
                <text:p>16.7324559999999</text:p>
              </table:table-cell>
              <table:table-cell office:value-type="float" office:value="30.8913039999999">
                <text:p>30.8913039999999</text:p>
              </table:table-cell>
              <table:table-cell office:value-type="float" office:value="1015.26409096966">
                <text:p>1015.264090969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46501699999998">
                <text:p>6.46501699999998</text:p>
              </table:table-cell>
              <table:table-cell office:value-type="float" office:value="14.1568479999998">
                <text:p>14.1568479999998</text:p>
              </table:table-cell>
              <table:table-cell office:value-type="float" office:value="1023.86160115931">
                <text:p>1023.861601159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09607300000016">
                <text:p>6.09607300000016</text:p>
              </table:table-cell>
              <table:table-cell office:value-type="float" office:value="12.9500319999999">
                <text:p>12.9500319999999</text:p>
              </table:table-cell>
              <table:table-cell office:value-type="float" office:value="1032.46920020769">
                <text:p>1032.469200207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.92549099999996">
                <text:p>9.92549099999996</text:p>
              </table:table-cell>
              <table:table-cell office:value-type="float" office:value="18.6291680000001">
                <text:p>18.6291680000001</text:p>
              </table:table-cell>
              <table:table-cell office:value-type="float" office:value="1041.08681805217">
                <text:p>1041.08681805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4.7982299999998">
                <text:p>24.7982299999998</text:p>
              </table:table-cell>
              <table:table-cell office:value-type="float" office:value="48.2686619999999">
                <text:p>48.2686619999999</text:p>
              </table:table-cell>
              <table:table-cell office:value-type="float" office:value="1049.71438559648">
                <text:p>1049.714385596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10176899999987">
                <text:p>8.10176899999987</text:p>
              </table:table-cell>
              <table:table-cell office:value-type="float" office:value="15.9305780000001">
                <text:p>15.9305780000001</text:p>
              </table:table-cell>
              <table:table-cell office:value-type="float" office:value="1058.35183469095">
                <text:p>1058.35183469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3.8893679999998">
                <text:p>23.8893679999998</text:p>
              </table:table-cell>
              <table:table-cell office:value-type="float" office:value="46.5139289999999">
                <text:p>46.5139289999999</text:p>
              </table:table-cell>
              <table:table-cell office:value-type="float" office:value="1066.99909811308">
                <text:p>1066.999098113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1.7551719999999">
                <text:p>31.7551719999999</text:p>
              </table:table-cell>
              <table:table-cell office:value-type="float" office:value="53.227908">
                <text:p>53.227908</text:p>
              </table:table-cell>
              <table:table-cell office:value-type="float" office:value="1075.65610954886">
                <text:p>1075.656109548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50216399999999">
                <text:p>5.50216399999999</text:p>
              </table:table-cell>
              <table:table-cell office:value-type="float" office:value="11.1443060000001">
                <text:p>11.1443060000001</text:p>
              </table:table-cell>
              <table:table-cell office:value-type="float" office:value="1084.32280357438">
                <text:p>1084.322803574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1.9321449999999">
                <text:p>31.9321449999999</text:p>
              </table:table-cell>
              <table:table-cell office:value-type="float" office:value="52.2060639999999">
                <text:p>52.2060639999999</text:p>
              </table:table-cell>
              <table:table-cell office:value-type="float" office:value="1092.99911563809">
                <text:p>1092.999115638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.07462000000009">
                <text:p>9.07462000000009</text:p>
              </table:table-cell>
              <table:table-cell office:value-type="float" office:value="17.2793729999998">
                <text:p>17.2793729999998</text:p>
              </table:table-cell>
              <table:table-cell office:value-type="float" office:value="1101.68498204343">
                <text:p>1101.684982043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.88449700000001">
                <text:p>9.88449700000001</text:p>
              </table:table-cell>
              <table:table-cell office:value-type="float" office:value="19.186083">
                <text:p>19.186083</text:p>
              </table:table-cell>
              <table:table-cell office:value-type="float" office:value="1110.38033993198">
                <text:p>1110.380339931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.35272999999983">
                <text:p>8.35272999999983</text:p>
              </table:table-cell>
              <table:table-cell office:value-type="float" office:value="16.6184740000001">
                <text:p>16.6184740000001</text:p>
              </table:table-cell>
              <table:table-cell office:value-type="float" office:value="1119.08512726702">
                <text:p>1119.085127267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705069">
                <text:p>12.705069</text:p>
              </table:table-cell>
              <table:table-cell office:value-type="float" office:value="23.4204399999998">
                <text:p>23.4204399999998</text:p>
              </table:table-cell>
              <table:table-cell office:value-type="float" office:value="1127.79928281751">
                <text:p>1127.799282817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89995099999987">
                <text:p>6.89995099999987</text:p>
              </table:table-cell>
              <table:table-cell office:value-type="float" office:value="12.6960700000001">
                <text:p>12.6960700000001</text:p>
              </table:table-cell>
              <table:table-cell office:value-type="float" office:value="1136.52274614251">
                <text:p>1136.522746142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6.331476">
                <text:p>36.331476</text:p>
              </table:table-cell>
              <table:table-cell office:value-type="float" office:value="56.983338">
                <text:p>56.983338</text:p>
              </table:table-cell>
              <table:table-cell office:value-type="float" office:value="1145.25545757599">
                <text:p>1145.255457575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4.5842619999998">
                <text:p>24.5842619999998</text:p>
              </table:table-cell>
              <table:table-cell office:value-type="float" office:value="44.8241870000001">
                <text:p>44.8241870000001</text:p>
              </table:table-cell>
              <table:table-cell office:value-type="float" office:value="1153.99735821198">
                <text:p>1153.997358211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8.2232289999999">
                <text:p>18.2232289999999</text:p>
              </table:table-cell>
              <table:table-cell office:value-type="float" office:value="34.422767">
                <text:p>34.422767</text:p>
              </table:table-cell>
              <table:table-cell office:value-type="float" office:value="1162.74838989021">
                <text:p>1162.748389890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69882900000016">
                <text:p>7.69882900000016</text:p>
              </table:table-cell>
              <table:table-cell office:value-type="float" office:value="15.5826319999998">
                <text:p>15.5826319999998</text:p>
              </table:table-cell>
              <table:table-cell office:value-type="float" office:value="1171.50849518198">
                <text:p>1171.508495181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.4971">
                <text:p>12.4971</text:p>
              </table:table-cell>
              <table:table-cell office:value-type="float" office:value="23.0384969999997">
                <text:p>23.0384969999997</text:p>
              </table:table-cell>
              <table:table-cell office:value-type="float" office:value="1180.27761737645">
                <text:p>1180.27761737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5303989999999">
                <text:p>10.5303989999999</text:p>
              </table:table-cell>
              <table:table-cell office:value-type="float" office:value="18.668163">
                <text:p>18.668163</text:p>
              </table:table-cell>
              <table:table-cell office:value-type="float" office:value="1189.05570046731">
                <text:p>1189.055700467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3.3844049999997">
                <text:p>43.3844049999997</text:p>
              </table:table-cell>
              <table:table-cell office:value-type="float" office:value="71.9330640000002">
                <text:p>71.9330640000002</text:p>
              </table:table-cell>
              <table:table-cell office:value-type="float" office:value="1197.84268913967">
                <text:p>1197.842689139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3.9248430000002">
                <text:p>33.9248430000002</text:p>
              </table:table-cell>
              <table:table-cell office:value-type="float" office:value="65.1660939999997">
                <text:p>65.1660939999997</text:p>
              </table:table-cell>
              <table:table-cell office:value-type="float" office:value="1206.63852875737">
                <text:p>1206.638528757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.0720129999999">
                <text:p>13.0720129999999</text:p>
              </table:table-cell>
              <table:table-cell office:value-type="float" office:value="22.722545">
                <text:p>22.722545</text:p>
              </table:table-cell>
              <table:table-cell office:value-type="float" office:value="1215.44316535056">
                <text:p>1215.443165350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9.9134530000001">
                <text:p>29.9134530000001</text:p>
              </table:table-cell>
              <table:table-cell office:value-type="float" office:value="54.1717640000001">
                <text:p>54.1717640000001</text:p>
              </table:table-cell>
              <table:table-cell office:value-type="float" office:value="1224.25654560359">
                <text:p>1224.256545603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8.4876279999998">
                <text:p>48.4876279999998</text:p>
              </table:table-cell>
              <table:table-cell office:value-type="float" office:value="80.976689">
                <text:p>80.976689</text:p>
              </table:table-cell>
              <table:table-cell office:value-type="float" office:value="1233.07861684317">
                <text:p>1233.078616843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1744529999996">
                <text:p>10.1744529999996</text:p>
              </table:table-cell>
              <table:table-cell office:value-type="float" office:value="20.048952">
                <text:p>20.048952</text:p>
              </table:table-cell>
              <table:table-cell office:value-type="float" office:value="1241.90932702683">
                <text:p>1241.909327026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.8172039999999">
                <text:p>11.8172039999999</text:p>
              </table:table-cell>
              <table:table-cell office:value-type="float" office:value="23.7603869999998">
                <text:p>23.7603869999998</text:p>
              </table:table-cell>
              <table:table-cell office:value-type="float" office:value="1250.74862473169">
                <text:p>1250.74862473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.863045">
                <text:p>12.863045</text:p>
              </table:table-cell>
              <table:table-cell office:value-type="float" office:value="25.0661890000001">
                <text:p>25.0661890000001</text:p>
              </table:table-cell>
              <table:table-cell office:value-type="float" office:value="1259.59645914341">
                <text:p>1259.596459143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.27583">
                <text:p>14.27583</text:p>
              </table:table-cell>
              <table:table-cell office:value-type="float" office:value="26.6169530000001">
                <text:p>26.6169530000001</text:p>
              </table:table-cell>
              <table:table-cell office:value-type="float" office:value="1268.45278004549">
                <text:p>1268.452780045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9.824986">
                <text:p>19.824986</text:p>
              </table:table-cell>
              <table:table-cell office:value-type="float" office:value="36.0265229999999">
                <text:p>36.0265229999999</text:p>
              </table:table-cell>
              <table:table-cell office:value-type="float" office:value="1277.31753780876">
                <text:p>1277.31753780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5.268078">
                <text:p>65.268078</text:p>
              </table:table-cell>
              <table:table-cell office:value-type="float" office:value="87.665672">
                <text:p>87.665672</text:p>
              </table:table-cell>
              <table:table-cell office:value-type="float" office:value="1286.19068338115">
                <text:p>1286.190683381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6.4534989999997">
                <text:p>16.4534989999997</text:p>
              </table:table-cell>
              <table:table-cell office:value-type="float" office:value="31.1102700000001">
                <text:p>31.1102700000001</text:p>
              </table:table-cell>
              <table:table-cell office:value-type="float" office:value="1295.07216827768">
                <text:p>1295.072168277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2.2221409999997">
                <text:p>12.2221409999997</text:p>
              </table:table-cell>
              <table:table-cell office:value-type="float" office:value="24.5042750000002">
                <text:p>24.5042750000002</text:p>
              </table:table-cell>
              <table:table-cell office:value-type="float" office:value="1303.96194457066">
                <text:p>1303.961944570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.51125">
                <text:p>11.51125</text:p>
              </table:table-cell>
              <table:table-cell office:value-type="float" office:value="24.0843379999996">
                <text:p>24.0843379999996</text:p>
              </table:table-cell>
              <table:table-cell office:value-type="float" office:value="1312.85996488016">
                <text:p>1312.85996488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8.2887">
                <text:p>28.2887</text:p>
              </table:table-cell>
              <table:table-cell office:value-type="float" office:value="51.7771289999996">
                <text:p>51.7771289999996</text:p>
              </table:table-cell>
              <table:table-cell office:value-type="float" office:value="1321.76618236469">
                <text:p>1321.76618236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9.2070389999998">
                <text:p>39.2070389999998</text:p>
              </table:table-cell>
              <table:table-cell office:value-type="float" office:value="72.0710429999999">
                <text:p>72.0710429999999</text:p>
              </table:table-cell>
              <table:table-cell office:value-type="float" office:value="1330.68055071202">
                <text:p>1330.680550712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9.7363989999998">
                <text:p>69.7363989999998</text:p>
              </table:table-cell>
              <table:table-cell office:value-type="float" office:value="94.0726990000002">
                <text:p>94.0726990000002</text:p>
              </table:table-cell>
              <table:table-cell office:value-type="float" office:value="1339.6030241303">
                <text:p>1339.6030241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.1391549999998">
                <text:p>12.1391549999998</text:p>
              </table:table-cell>
              <table:table-cell office:value-type="float" office:value="23.133483">
                <text:p>23.133483</text:p>
              </table:table-cell>
              <table:table-cell office:value-type="float" office:value="1348.53355733934">
                <text:p>1348.533557339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9.4749580000002">
                <text:p>59.4749580000002</text:p>
              </table:table-cell>
              <table:table-cell office:value-type="float" office:value="95.6054669999998">
                <text:p>95.6054669999998</text:p>
              </table:table-cell>
              <table:table-cell office:value-type="float" office:value="1357.47210556206">
                <text:p>1357.47210556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.1078549999997">
                <text:p>14.1078549999997</text:p>
              </table:table-cell>
              <table:table-cell office:value-type="float" office:value="27.2758539999999">
                <text:p>27.2758539999999</text:p>
              </table:table-cell>
              <table:table-cell office:value-type="float" office:value="1366.41862451616">
                <text:p>1366.418624516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4.4162470000001">
                <text:p>44.4162470000001</text:p>
              </table:table-cell>
              <table:table-cell office:value-type="float" office:value="96.4823329999999">
                <text:p>96.4823329999999</text:p>
              </table:table-cell>
              <table:table-cell office:value-type="float" office:value="1375.37307040598">
                <text:p>1375.373070405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7.9002779999996">
                <text:p>17.9002779999996</text:p>
              </table:table-cell>
              <table:table-cell office:value-type="float" office:value="33.8278589999999">
                <text:p>33.8278589999999</text:p>
              </table:table-cell>
              <table:table-cell office:value-type="float" office:value="1384.33539991449">
                <text:p>1384.335399914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5.6130659999998">
                <text:p>45.6130659999998</text:p>
              </table:table-cell>
              <table:table-cell office:value-type="float" office:value="99.9907989999996">
                <text:p>99.9907989999996</text:p>
              </table:table-cell>
              <table:table-cell office:value-type="float" office:value="1393.30557019552">
                <text:p>1393.305570195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0.9048230000003">
                <text:p>20.9048230000003</text:p>
              </table:table-cell>
              <table:table-cell office:value-type="float" office:value="40.1159009999996">
                <text:p>40.1159009999996</text:p>
              </table:table-cell>
              <table:table-cell office:value-type="float" office:value="1402.28353886609">
                <text:p>1402.283538866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.962117">
                <text:p>18.962117</text:p>
              </table:table-cell>
              <table:table-cell office:value-type="float" office:value="36.4274620000001">
                <text:p>36.4274620000001</text:p>
              </table:table-cell>
              <table:table-cell office:value-type="float" office:value="1411.26926399899">
                <text:p>1411.269263998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7.478822">
                <text:p>27.478822</text:p>
              </table:table-cell>
              <table:table-cell office:value-type="float" office:value="51.3201990000002">
                <text:p>51.3201990000002</text:p>
              </table:table-cell>
              <table:table-cell office:value-type="float" office:value="1420.2627041154">
                <text:p>1420.2627041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0.9968079999998">
                <text:p>20.9968079999998</text:p>
              </table:table-cell>
              <table:table-cell office:value-type="float" office:value="35.65758">
                <text:p>35.65758</text:p>
              </table:table-cell>
              <table:table-cell office:value-type="float" office:value="1429.26381817778">
                <text:p>1429.263818177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.2432269999999">
                <text:p>18.2432269999999</text:p>
              </table:table-cell>
              <table:table-cell office:value-type="float" office:value="36.6154329999999">
                <text:p>36.6154329999999</text:p>
              </table:table-cell>
              <table:table-cell office:value-type="float" office:value="1438.27256558288">
                <text:p>1438.272565582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73.9417590000002">
                <text:p>73.9417590000002</text:p>
              </table:table-cell>
              <table:table-cell office:value-type="float" office:value="110.140255999999">
                <text:p>110.140255999999</text:p>
              </table:table-cell>
              <table:table-cell office:value-type="float" office:value="1447.28890615483">
                <text:p>1447.288906154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4.3738139999995">
                <text:p>14.3738139999995</text:p>
              </table:table-cell>
              <table:table-cell office:value-type="float" office:value="29.5285119999998">
                <text:p>29.5285119999998</text:p>
              </table:table-cell>
              <table:table-cell office:value-type="float" office:value="1456.31280013846">
                <text:p>1456.312800138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0.7562429999998">
                <text:p>70.7562429999998</text:p>
              </table:table-cell>
              <table:table-cell office:value-type="float" office:value="112.226939">
                <text:p>112.226939</text:p>
              </table:table-cell>
              <table:table-cell office:value-type="float" office:value="1465.34420819274">
                <text:p>1465.344208192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7.4062729999996">
                <text:p>57.4062729999996</text:p>
              </table:table-cell>
              <table:table-cell office:value-type="float" office:value="111.489051">
                <text:p>111.489051</text:p>
              </table:table-cell>
              <table:table-cell office:value-type="float" office:value="1474.3830913843">
                <text:p>1474.38309138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8.7231540000002">
                <text:p>18.7231540000002</text:p>
              </table:table-cell>
              <table:table-cell office:value-type="float" office:value="37.5382939999999">
                <text:p>37.5382939999999</text:p>
              </table:table-cell>
              <table:table-cell office:value-type="float" office:value="1483.42941118117">
                <text:p>1483.42941118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7.1813879999999">
                <text:p>17.1813879999999</text:p>
              </table:table-cell>
              <table:table-cell office:value-type="float" office:value="33.0399769999994">
                <text:p>33.0399769999994</text:p>
              </table:table-cell>
              <table:table-cell office:value-type="float" office:value="1492.48312944658">
                <text:p>1492.483129446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6.8553160000001">
                <text:p>76.8553160000001</text:p>
              </table:table-cell>
              <table:table-cell office:value-type="float" office:value="118.968913999999">
                <text:p>118.968913999999</text:p>
              </table:table-cell>
              <table:table-cell office:value-type="float" office:value="1501.54420843291">
                <text:p>1501.54420843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.4490429999996">
                <text:p>19.4490429999996</text:p>
              </table:table-cell>
              <table:table-cell office:value-type="float" office:value="37.6272799999997">
                <text:p>37.6272799999997</text:p>
              </table:table-cell>
              <table:table-cell office:value-type="float" office:value="1510.61261077576">
                <text:p>1510.612610775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6.9133080000001">
                <text:p>76.9133080000001</text:p>
              </table:table-cell>
              <table:table-cell office:value-type="float" office:value="121.767488">
                <text:p>121.767488</text:p>
              </table:table-cell>
              <table:table-cell office:value-type="float" office:value="1519.68829948819">
                <text:p>1519.688299488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4.5787839999993">
                <text:p>14.5787839999993</text:p>
              </table:table-cell>
              <table:table-cell office:value-type="float" office:value="32.1771079999998">
                <text:p>32.1771079999998</text:p>
              </table:table-cell>
              <table:table-cell office:value-type="float" office:value="1528.77123795494">
                <text:p>1528.771237954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4.6082190000006">
                <text:p>44.6082190000006</text:p>
              </table:table-cell>
              <table:table-cell office:value-type="float" office:value="84.4051679999993">
                <text:p>84.4051679999993</text:p>
              </table:table-cell>
              <table:table-cell office:value-type="float" office:value="1537.86138992696">
                <text:p>1537.86138992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7.4417480000001">
                <text:p>67.4417480000001</text:p>
              </table:table-cell>
              <table:table-cell office:value-type="float" office:value="131.208053">
                <text:p>131.208053</text:p>
              </table:table-cell>
              <table:table-cell office:value-type="float" office:value="1546.95871951586">
                <text:p>1546.958719515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7.6257999999997">
                <text:p>27.6257999999997</text:p>
              </table:table-cell>
              <table:table-cell office:value-type="float" office:value="51.8621159999993">
                <text:p>51.8621159999993</text:p>
              </table:table-cell>
              <table:table-cell office:value-type="float" office:value="1556.06319118859">
                <text:p>1556.063191188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.5657209999999">
                <text:p>21.5657209999999</text:p>
              </table:table-cell>
              <table:table-cell office:value-type="float" office:value="41.062758">
                <text:p>41.062758</text:p>
              </table:table-cell>
              <table:table-cell office:value-type="float" office:value="1565.17476976219">
                <text:p>1565.174769762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4.3552170000002">
                <text:p>64.3552170000002</text:p>
              </table:table-cell>
              <table:table-cell office:value-type="float" office:value="137.158148999999">
                <text:p>137.158148999999</text:p>
              </table:table-cell>
              <table:table-cell office:value-type="float" office:value="1574.29342039862">
                <text:p>1574.293420398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7.2807729999994">
                <text:p>67.2807729999994</text:p>
              </table:table-cell>
              <table:table-cell office:value-type="float" office:value="125.473923999999">
                <text:p>125.473923999999</text:p>
              </table:table-cell>
              <table:table-cell office:value-type="float" office:value="1583.41910859974">
                <text:p>1583.419108599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6.9549019999994">
                <text:p>26.9549019999994</text:p>
              </table:table-cell>
              <table:table-cell office:value-type="float" office:value="51.9950960000005">
                <text:p>51.9950960000005</text:p>
              </table:table-cell>
              <table:table-cell office:value-type="float" office:value="1592.55180020236">
                <text:p>1592.551800202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8.5621780000001">
                <text:p>18.5621780000001</text:p>
              </table:table-cell>
              <table:table-cell office:value-type="float" office:value="44.9861609999998">
                <text:p>44.9861609999998</text:p>
              </table:table-cell>
              <table:table-cell office:value-type="float" office:value="1601.69146137335">
                <text:p>1601.691461373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7.8687639999998">
                <text:p>27.8687639999998</text:p>
              </table:table-cell>
              <table:table-cell office:value-type="float" office:value="53.6428439999999">
                <text:p>53.6428439999999</text:p>
              </table:table-cell>
              <table:table-cell office:value-type="float" office:value="1610.8380586049">
                <text:p>1610.83805860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.9105169999993">
                <text:p>22.9105169999993</text:p>
              </table:table-cell>
              <table:table-cell office:value-type="float" office:value="43.8053410000002">
                <text:p>43.8053410000002</text:p>
              </table:table-cell>
              <table:table-cell office:value-type="float" office:value="1619.99155870989">
                <text:p>1619.991558709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7.0072529999997">
                <text:p>97.0072529999997</text:p>
              </table:table-cell>
              <table:table-cell office:value-type="float" office:value="155.164412">
                <text:p>155.164412</text:p>
              </table:table-cell>
              <table:table-cell office:value-type="float" office:value="1629.15192881722">
                <text:p>1629.151928817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3.0704529999993">
                <text:p>43.0704529999993</text:p>
              </table:table-cell>
              <table:table-cell office:value-type="float" office:value="82.506456">
                <text:p>82.506456</text:p>
              </table:table-cell>
              <table:table-cell office:value-type="float" office:value="1638.3191363674">
                <text:p>1638.31913636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9.9788820000003">
                <text:p>59.9788820000003</text:p>
              </table:table-cell>
              <table:table-cell office:value-type="float" office:value="112.035967999999">
                <text:p>112.035967999999</text:p>
              </table:table-cell>
              <table:table-cell office:value-type="float" office:value="1647.4931491081">
                <text:p>1647.4931491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0.1053019999999">
                <text:p>90.1053019999999</text:p>
              </table:table-cell>
              <table:table-cell office:value-type="float" office:value="180.264594999999">
                <text:p>180.264594999999</text:p>
              </table:table-cell>
              <table:table-cell office:value-type="float" office:value="1656.67393508985">
                <text:p>1656.673935089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1.2587270000003">
                <text:p>41.2587270000003</text:p>
              </table:table-cell>
              <table:table-cell office:value-type="float" office:value="78.0751319999999">
                <text:p>78.0751319999999</text:p>
              </table:table-cell>
              <table:table-cell office:value-type="float" office:value="1665.86146266173">
                <text:p>1665.861462661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4.1683259999999">
                <text:p>24.1683259999999</text:p>
              </table:table-cell>
              <table:table-cell office:value-type="float" office:value="43.7593470000001">
                <text:p>43.7593470000001</text:p>
              </table:table-cell>
              <table:table-cell office:value-type="float" office:value="1675.05570046731">
                <text:p>1675.055700467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5.7245689999999">
                <text:p>35.7245689999999</text:p>
              </table:table-cell>
              <table:table-cell office:value-type="float" office:value="65.9169789999996">
                <text:p>65.9169789999996</text:p>
              </table:table-cell>
              <table:table-cell office:value-type="float" office:value="1684.25661744045">
                <text:p>1684.256617440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4.8531000000002">
                <text:p>84.8531000000002</text:p>
              </table:table-cell>
              <table:table-cell office:value-type="float" office:value="163.687116">
                <text:p>163.687116</text:p>
              </table:table-cell>
              <table:table-cell office:value-type="float" office:value="1693.46418280137">
                <text:p>1693.464182801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5.5010009999996">
                <text:p>85.5010009999996</text:p>
              </table:table-cell>
              <table:table-cell office:value-type="float" office:value="170.884022">
                <text:p>170.884022</text:p>
              </table:table-cell>
              <table:table-cell office:value-type="float" office:value="1702.67836605266">
                <text:p>1702.678366052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4.1093350000001">
                <text:p>24.1093350000001</text:p>
              </table:table-cell>
              <table:table-cell office:value-type="float" office:value="46.9868569999998">
                <text:p>46.9868569999998</text:p>
              </table:table-cell>
              <table:table-cell office:value-type="float" office:value="1711.89913697543">
                <text:p>1711.89913697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1.496212">
                <text:p>31.496212</text:p>
              </table:table-cell>
              <table:table-cell office:value-type="float" office:value="62.0605649999997">
                <text:p>62.0605649999997</text:p>
              </table:table-cell>
              <table:table-cell office:value-type="float" office:value="1721.12646562551">
                <text:p>1721.126465625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5.4360120000001">
                <text:p>85.4360120000001</text:p>
              </table:table-cell>
              <table:table-cell office:value-type="float" office:value="163.290176999998">
                <text:p>163.290176999998</text:p>
              </table:table-cell>
              <table:table-cell office:value-type="float" office:value="1730.36032232972">
                <text:p>1730.360322329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42.131392999999">
                <text:p>142.131392999999</text:p>
              </table:table-cell>
              <table:table-cell office:value-type="float" office:value="239.30262">
                <text:p>239.30262</text:p>
              </table:table-cell>
              <table:table-cell office:value-type="float" office:value="1739.60067768223">
                <text:p>1739.60067768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2.7615399999995">
                <text:p>22.7615399999995</text:p>
              </table:table-cell>
              <table:table-cell office:value-type="float" office:value="57.5112570000001">
                <text:p>57.5112570000001</text:p>
              </table:table-cell>
              <table:table-cell office:value-type="float" office:value="1748.8475025409">
                <text:p>1748.84750254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2.1651110000002">
                <text:p>32.1651110000002</text:p>
              </table:table-cell>
              <table:table-cell office:value-type="float" office:value="54.7846710000012">
                <text:p>54.7846710000012</text:p>
              </table:table-cell>
              <table:table-cell office:value-type="float" office:value="1758.10076802383">
                <text:p>1758.100768023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8.5110240000012">
                <text:p>98.5110240000012</text:p>
              </table:table-cell>
              <table:table-cell office:value-type="float" office:value="197.384992999999">
                <text:p>197.384992999999</text:p>
              </table:table-cell>
              <table:table-cell office:value-type="float" office:value="1767.36044550583">
                <text:p>1767.360445505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41.279522999999">
                <text:p>141.279522999999</text:p>
              </table:table-cell>
              <table:table-cell office:value-type="float" office:value="196.737091">
                <text:p>196.737091</text:p>
              </table:table-cell>
              <table:table-cell office:value-type="float" office:value="1776.62650661504">
                <text:p>1776.626506615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1.5811979999998">
                <text:p>31.5811979999998</text:p>
              </table:table-cell>
              <table:table-cell office:value-type="float" office:value="59.6669290000008">
                <text:p>59.6669290000008</text:p>
              </table:table-cell>
              <table:table-cell office:value-type="float" office:value="1785.89892322956">
                <text:p>1785.898923229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1.448016999998">
                <text:p>131.448016999998</text:p>
              </table:table-cell>
              <table:table-cell office:value-type="float" office:value="200.763479000001">
                <text:p>200.763479000001</text:p>
              </table:table-cell>
              <table:table-cell office:value-type="float" office:value="1795.1776674742">
                <text:p>1795.17766747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6.5894380000008">
                <text:p>36.5894380000008</text:p>
              </table:table-cell>
              <table:table-cell office:value-type="float" office:value="73.3468489999995">
                <text:p>73.3468489999995</text:p>
              </table:table-cell>
              <table:table-cell office:value-type="float" office:value="1804.46271171721">
                <text:p>1804.462711717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2.9229940000004">
                <text:p>32.9229940000004</text:p>
              </table:table-cell>
              <table:table-cell office:value-type="float" office:value="65.309072">
                <text:p>65.309072</text:p>
              </table:table-cell>
              <table:table-cell office:value-type="float" office:value="1813.75402856711">
                <text:p>1813.754028567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0.3238700000001">
                <text:p>40.3238700000001</text:p>
              </table:table-cell>
              <table:table-cell office:value-type="float" office:value="77.1772680000012">
                <text:p>77.1772680000012</text:p>
              </table:table-cell>
              <table:table-cell office:value-type="float" office:value="1823.0515908696">
                <text:p>1823.0515908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42.167386999999">
                <text:p>142.167386999999</text:p>
              </table:table-cell>
              <table:table-cell office:value-type="float" office:value="207.263492">
                <text:p>207.263492</text:p>
              </table:table-cell>
              <table:table-cell office:value-type="float" office:value="1832.35537170445">
                <text:p>1832.355371704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1.7131790000003">
                <text:p>31.7131790000003</text:p>
              </table:table-cell>
              <table:table-cell office:value-type="float" office:value="61.1177079999997">
                <text:p>61.1177079999997</text:p>
              </table:table-cell>
              <table:table-cell office:value-type="float" office:value="1841.66534438252">
                <text:p>1841.665344382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8.723073000001">
                <text:p>58.723073000001</text:p>
              </table:table-cell>
              <table:table-cell office:value-type="float" office:value="108.664479999999">
                <text:p>108.664479999999</text:p>
              </table:table-cell>
              <table:table-cell office:value-type="float" office:value="1850.98148244278">
                <text:p>1850.981482442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5.4860449999996">
                <text:p>65.4860449999996</text:p>
              </table:table-cell>
              <table:table-cell office:value-type="float" office:value="129.751274">
                <text:p>129.751274</text:p>
              </table:table-cell>
              <table:table-cell office:value-type="float" office:value="1860.30375964939">
                <text:p>1860.303759649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9.2814280000002">
                <text:p>89.2814280000002</text:p>
              </table:table-cell>
              <table:table-cell office:value-type="float" office:value="165.121897">
                <text:p>165.121897</text:p>
              </table:table-cell>
              <table:table-cell office:value-type="float" office:value="1869.63214998889">
                <text:p>1869.632149988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9.3500189999995">
                <text:p>39.3500189999995</text:p>
              </table:table-cell>
              <table:table-cell office:value-type="float" office:value="74.561665000001">
                <text:p>74.561665000001</text:p>
              </table:table-cell>
              <table:table-cell office:value-type="float" office:value="1878.96662766729">
                <text:p>1878.966627667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46.506726999999">
                <text:p>146.506726999999</text:p>
              </table:table-cell>
              <table:table-cell office:value-type="float" office:value="220.504478999999">
                <text:p>220.504478999999</text:p>
              </table:table-cell>
              <table:table-cell office:value-type="float" office:value="1888.3071671074">
                <text:p>1888.30716710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7.7537809999994">
                <text:p>27.7537809999994</text:p>
              </table:table-cell>
              <table:table-cell office:value-type="float" office:value="54.6096969999998">
                <text:p>54.6096969999998</text:p>
              </table:table-cell>
              <table:table-cell office:value-type="float" office:value="1897.65374294604">
                <text:p>1897.653742946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2.635315999999">
                <text:p>142.635315999999</text:p>
              </table:table-cell>
              <table:table-cell office:value-type="float" office:value="237.873838999999">
                <text:p>237.873838999999</text:p>
              </table:table-cell>
              <table:table-cell office:value-type="float" office:value="1907.00633003142">
                <text:p>1907.006330031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4.2822680000008">
                <text:p>44.2822680000008</text:p>
              </table:table-cell>
              <table:table-cell office:value-type="float" office:value="92.0560059999988">
                <text:p>92.0560059999988</text:p>
              </table:table-cell>
              <table:table-cell office:value-type="float" office:value="1916.36490342045">
                <text:p>1916.364903420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7.8342489999995">
                <text:p>37.8342489999995</text:p>
              </table:table-cell>
              <table:table-cell office:value-type="float" office:value="76.3333950000014">
                <text:p>76.3333950000014</text:p>
              </table:table-cell>
              <table:table-cell office:value-type="float" office:value="1925.72943837621">
                <text:p>1925.729438376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2.654873000001">
                <text:p>112.654873000001</text:p>
              </table:table-cell>
              <table:table-cell office:value-type="float" office:value="241.394302999999">
                <text:p>241.394302999999</text:p>
              </table:table-cell>
              <table:table-cell office:value-type="float" office:value="1935.09991036534">
                <text:p>1935.09991036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7.88472">
                <text:p>47.88472</text:p>
              </table:table-cell>
              <table:table-cell office:value-type="float" office:value="78.8770089999998">
                <text:p>78.8770089999998</text:p>
              </table:table-cell>
              <table:table-cell office:value-type="float" office:value="1944.47629505563">
                <text:p>1944.476295055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9.296863999999">
                <text:p>119.296863999999</text:p>
              </table:table-cell>
              <table:table-cell office:value-type="float" office:value="228.538257">
                <text:p>228.538257</text:p>
              </table:table-cell>
              <table:table-cell office:value-type="float" office:value="1953.85856831345">
                <text:p>1953.858568313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6.2149740000004">
                <text:p>46.2149740000004</text:p>
              </table:table-cell>
              <table:table-cell office:value-type="float" office:value="91.270124999999">
                <text:p>91.270124999999</text:p>
              </table:table-cell>
              <table:table-cell office:value-type="float" office:value="1963.24670620142">
                <text:p>1963.246706201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1.0052470000009">
                <text:p>51.0052470000009</text:p>
              </table:table-cell>
              <table:table-cell office:value-type="float" office:value="98.3550469999991">
                <text:p>98.3550469999991</text:p>
              </table:table-cell>
              <table:table-cell office:value-type="float" office:value="1972.64068497595">
                <text:p>1972.640684975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7.364677999999">
                <text:p>107.364677999999</text:p>
              </table:table-cell>
              <table:table-cell office:value-type="float" office:value="197.963904999998">
                <text:p>197.963904999998</text:p>
              </table:table-cell>
              <table:table-cell office:value-type="float" office:value="1982.04048108495">
                <text:p>1982.040481084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2.4130719999993">
                <text:p>32.4130719999993</text:p>
              </table:table-cell>
              <table:table-cell office:value-type="float" office:value="68.7365509999999">
                <text:p>68.7365509999999</text:p>
              </table:table-cell>
              <table:table-cell office:value-type="float" office:value="1991.44607116552">
                <text:p>1991.446071165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66.603671999999">
                <text:p>166.603671999999</text:p>
              </table:table-cell>
              <table:table-cell office:value-type="float" office:value="278.169712">
                <text:p>278.169712</text:p>
              </table:table-cell>
              <table:table-cell office:value-type="float" office:value="2000.85743204164">
                <text:p>2000.857432041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7.4503070000009">
                <text:p>37.4503070000009</text:p>
              </table:table-cell>
              <table:table-cell office:value-type="float" office:value="71.2321709999996">
                <text:p>71.2321709999996</text:p>
              </table:table-cell>
              <table:table-cell office:value-type="float" office:value="2010.27454072198">
                <text:p>2010.274540721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3.5828540000002">
                <text:p>53.5828540000002</text:p>
              </table:table-cell>
              <table:table-cell office:value-type="float" office:value="106.262845999999">
                <text:p>106.262845999999</text:p>
              </table:table-cell>
              <table:table-cell office:value-type="float" office:value="2019.69737439766">
                <text:p>2019.697374397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25.518917999999">
                <text:p>125.518917999999</text:p>
              </table:table-cell>
              <table:table-cell office:value-type="float" office:value="248.633202">
                <text:p>248.633202</text:p>
              </table:table-cell>
              <table:table-cell office:value-type="float" office:value="2029.12591044013">
                <text:p>2029.125910440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4.3807329999999">
                <text:p>54.3807329999999</text:p>
              </table:table-cell>
              <table:table-cell office:value-type="float" office:value="98.7589860000007">
                <text:p>98.7589860000007</text:p>
              </table:table-cell>
              <table:table-cell office:value-type="float" office:value="2038.56012639901">
                <text:p>2038.560126399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0.1758929999996">
                <text:p>40.1758929999996</text:p>
              </table:table-cell>
              <table:table-cell office:value-type="float" office:value="224.854817000001">
                <text:p>224.854817000001</text:p>
              </table:table-cell>
              <table:table-cell office:value-type="float" office:value="2048">
                <text:p>2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